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Result" style:data-style-name="N1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ductoVectorialS.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0.000056" calcext:value-type="float">
                <text:p>0,000056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47" calcext:value-type="float">
                <text:p>47</text:p>
              </table:table-cell>
              <table:table-cell office:value-type="float" office:value="0.000052" calcext:value-type="float">
                <text:p>0,000052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47" calcext:value-type="float">
                <text:p>47</text:p>
              </table:table-cell>
              <table:table-cell office:value-type="float" office:value="0.000052" calcext:value-type="float">
                <text:p>0,000052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 Promedio</text:p>
          </table:table-cell>
          <table:table-cell table:style-name="ce1" table:formula="of:=SUBTOTAL(1;[.$B$2:.$B$4])" office:value-type="float" office:value="47.6666666666667" calcext:value-type="float">
            <text:p>48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style-name="ce1" table:formula="of:=SUBTOTAL(1;[.$B$2:.$B$4])" office:value-type="float" office:value="47.6666666666667" calcext:value-type="float">
            <text:p>48</text:p>
          </table:table-cell>
          <table:table-cell/>
        </table:table-row>
      </table:table>
      <table:table table:name="ProductoVectorialP.100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cantidadProcesos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0" calcext:value-type="float">
                <text:p>130</text:p>
              </table:table-cell>
              <table:table-cell office:value-type="float" office:value="0.000131" calcext:value-type="float">
                <text:p>0,000131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0.000039" calcext:value-type="float">
                <text:p>0,000039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56" calcext:value-type="float">
                <text:p>156</text:p>
              </table:table-cell>
              <table:table-cell office:value-type="float" office:value="0.000156" calcext:value-type="float">
                <text:p>0,000156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 Promedio</text:p>
          </table:table-cell>
          <table:table-cell/>
          <table:table-cell table:style-name="ce1" table:formula="of:=SUBTOTAL(1;[.$C$2:.$C$4])" office:value-type="float" office:value="108.666666666667" calcext:value-type="float">
            <text:p>109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.$C$2:.$C$4])" office:value-type="float" office:value="108.666666666667" calcext:value-type="float">
            <text:p>109</text:p>
          </table:table-cell>
          <table:table-cell/>
        </table:table-row>
      </table:table>
      <table:table table:name="ProductoVectorialP.100.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cantidadProcesos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49" calcext:value-type="float">
                <text:p>249</text:p>
              </table:table-cell>
              <table:table-cell office:value-type="float" office:value="0.000251" calcext:value-type="float">
                <text:p>0,000251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8" calcext:value-type="float">
                <text:p>78</text:p>
              </table:table-cell>
              <table:table-cell office:value-type="float" office:value="0.000078" calcext:value-type="float">
                <text:p>0,000078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0.000055" calcext:value-type="float">
                <text:p>0,000055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 Promedio</text:p>
          </table:table-cell>
          <table:table-cell/>
          <table:table-cell table:style-name="ce1" table:formula="of:=SUBTOTAL(1;[.$C$2:.$C$4])" office:value-type="float" office:value="127.333333333333" calcext:value-type="float">
            <text:p>12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.$C$2:.$C$4])" office:value-type="float" office:value="127.333333333333" calcext:value-type="float">
            <text:p>127</text:p>
          </table:table-cell>
          <table:table-cell/>
        </table:table-row>
      </table:table>
      <table:table table:name="ProductoVectorialP.100.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cantidadProcesos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07" calcext:value-type="float">
                <text:p>107</text:p>
              </table:table-cell>
              <table:table-cell office:value-type="float" office:value="0.000107" calcext:value-type="float">
                <text:p>0,000107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89" calcext:value-type="float">
                <text:p>189</text:p>
              </table:table-cell>
              <table:table-cell office:value-type="float" office:value="0.00019" calcext:value-type="float">
                <text:p>0,00019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58" calcext:value-type="float">
                <text:p>158</text:p>
              </table:table-cell>
              <table:table-cell office:value-type="float" office:value="0.000159" calcext:value-type="float">
                <text:p>0,000159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 Promedio</text:p>
          </table:table-cell>
          <table:table-cell/>
          <table:table-cell table:style-name="ce1" table:formula="of:=SUBTOTAL(1;[.$C$2:.$C$4])" office:value-type="float" office:value="151.333333333333" calcext:value-type="float">
            <text:p>151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.$C$2:.$C$4])" office:value-type="float" office:value="151.333333333333" calcext:value-type="float">
            <text:p>151</text:p>
          </table:table-cell>
          <table:table-cell/>
        </table:table-row>
      </table:table>
      <table:table table:name="Hoja5" table:style-name="ta1">
        <table:shapes>
          <draw:frame draw:z-index="0" draw:style-name="gr1" draw:text-style-name="P1" svg:width="15.999cm" svg:height="8.999cm" svg:x="0.167cm" svg:y="5.041cm">
            <draw:object draw:notify-on-update-of-ranges="Hoja5.B4:Hoja5.B4 Hoja5.D5:Hoja5.D5 Hoja5.B6:Hoja5.B6 Hoja5.D7:Hoja5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<text:s/>cantidadProceso</text:p>
          </table:table-cell>
          <table:table-cell table:style-name="Default" office:value-type="string" calcext:value-type="string">
            <text:p>micro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08.666666666667" calcext:value-type="float">
                <text:p>109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27.333333333333" calcext:value-type="float">
                <text:p>127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51.333333333333" calcext:value-type="float">
                <text:p>151</text:p>
              </table:table-cell>
            </table:table-row>
          </table:table-row-group>
          <table:table-row table:style-name="ro1">
            <table:table-cell/>
            <table:table-cell table:style-name="Result" office:value-type="string" calcext:value-type="string">
              <text:p>Paralela Promedio</text:p>
            </table:table-cell>
            <table:table-cell/>
            <table:table-cell table:style-name="ce1" table:formula="of:=SUBTOTAL(1;[.$D$2:.$D$4])" office:value-type="float" office:value="129.111111111111" calcext:value-type="float">
              <text:p>129</text:p>
            </table:table-cell>
          </table:table-row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Secuencial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47.6666666666667" calcext:value-type="float">
                <text:p>48</text:p>
              </table:table-cell>
            </table:table-row>
          </table:table-row-group>
        </table:table-row-group>
        <table:table-row table:style-name="ro1">
          <table:table-cell/>
          <table:table-cell table:style-name="Result" office:value-type="string" calcext:value-type="string">
            <text:p>Secuencial Promedio</text:p>
          </table:table-cell>
          <table:table-cell/>
          <table:table-cell table:style-name="ce1" table:formula="of:=SUBTOTAL(1;[.$D$6:.$D$6])" office:value-type="float" office:value="47.6666666666667" calcext:value-type="float">
            <text:p>48</text:p>
          </table:table-cell>
        </table:table-row>
        <table:table-row table:style-name="ro1">
          <table:table-cell/>
          <table:table-cell table:style-name="Result" office:value-type="string" calcext:value-type="string">
            <text:p>Gran Promedio</text:p>
          </table:table-cell>
          <table:table-cell/>
          <table:table-cell table:style-name="Result" table:formula="of:=SUBTOTAL(1;[.$D$2:.$D$6])" office:value-type="float" office:value="108.75" calcext:value-type="float">
            <text:p>108,75</text:p>
          </table:table-cell>
        </table:table-row>
      </table:table>
      <table:named-expressions/>
      <table:database-ranges>
        <table:database-range table:name="__Anonymous_DB__1" table:target-range-address="'ProductoVectorialS.100'.A1:'ProductoVectorialS.100'.C6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1" table:function="average"/>
            </table:subtotal-rule>
          </table:subtotal-rules>
        </table:database-range>
        <table:database-range table:name="__Anonymous_DB__2" table:target-range-address="Hoja5.A1:Hoja5.D8">
          <table:sort>
            <table:sort-by table:field-number="1" table:data-type="automatic"/>
          </table:sort>
          <table:subtotal-rules>
            <table:sort-groups/>
            <table:subtotal-rule table:group-by-field-number="1">
              <table:subtotal-field table:field-number="3" table:function="average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5T19:14:28.745759345</dc:date>
    <meta:editing-duration>PT15M53S</meta:editing-duration>
    <meta:editing-cycles>1</meta:editing-cycles>
    <meta:document-statistic meta:table-count="5" meta:cell-count="102" meta:object-count="1"/>
    <meta:generator>LibreOffice/7.5.0.3$Linux_X86_64 LibreOffice_project/c21113d003cd3efa8c53188764377a8272d9d6de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952cm" style:legend-expansion="high" chart:style-name="ch2"/>
        <chart:plot-area chart:style-name="ch3" table:cell-range-address="Hoja5.B4:Hoja5.B4 Hoja5.D5:Hoja5.D5 Hoja5.B6:Hoja5.B6 Hoja5.D7:Hoja5.D7" chart:data-source-has-labels="column" svg:x="0.32cm" svg:y="0.18cm" svg:width="12.912cm" svg:height="8.64cm">
          <chart:coordinate-region svg:x="1.127cm" svg:y="0.379cm" svg:width="12.10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5.D5:Hoja5.D5" chart:label-cell-address="Hoja5.B4:Hoja5.B4" chart:class="chart:bar">
            <chart:data-point/>
          </chart:series>
          <chart:series chart:style-name="ch8" chart:values-cell-range-address="Hoja5.D7:Hoja5.D7" chart:label-cell-address="Hoja5.B6:Hoja5.B6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aralela</text:p>
                <draw:g>
                  <svg:desc>Hoja5.B4:Hoja5.B4</svg:desc>
                </draw:g>
              </table:table-cell>
              <table:table-cell office:value-type="float" office:value="129.111111111111">
                <text:p>129.111111111111</text:p>
                <draw:g>
                  <svg:desc>Hoja5.D5:Hoja5.D5</svg:desc>
                </draw:g>
              </table:table-cell>
            </table:table-row>
            <table:table-row>
              <table:table-cell office:value-type="string">
                <text:p>Secuencial</text:p>
                <draw:g>
                  <svg:desc>Hoja5.B6:Hoja5.B6</svg:desc>
                </draw:g>
              </table:table-cell>
              <table:table-cell office:value-type="float" office:value="47.6666666666667">
                <text:p>47.6666666666667</text:p>
                <draw:g>
                  <svg:desc>Hoja5.D7:Hoja5.D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